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Hanke</text:p>
          </table:table-cell>
          <table:table-cell table:formula="of:=LEFT([.A1]) &amp;[.B1]" office:value-type="string" office:string-value="AHanke" calcext:value-type="string">
            <text:p>AHanke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LeFleur</text:p>
          </table:table-cell>
          <table:table-cell table:formula="of:=LEFT([.A2]) &amp;[.B2]" office:value-type="string" office:string-value="MLeFleur" calcext:value-type="string">
            <text:p>MLeFleur</text:p>
          </table:table-cell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Roma</text:p>
          </table:table-cell>
          <table:table-cell table:formula="of:=LEFT([.A3]) &amp;[.B3]" office:value-type="string" office:string-value="JRoma" calcext:value-type="string">
            <text:p>JRoma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Xavier</text:p>
          </table:table-cell>
          <table:table-cell table:formula="of:=LEFT([.A4]) &amp;[.B4]" office:value-type="string" office:string-value="RXavier" calcext:value-type="string">
            <text:p>RXavier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Xieng</text:p>
          </table:table-cell>
          <table:table-cell table:formula="of:=LEFT([.A5]) &amp;[.B5]" office:value-type="string" office:string-value="RXieng" calcext:value-type="string">
            <text:p>RXieng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Alexander</text:p>
          </table:table-cell>
          <table:table-cell table:formula="of:=LEFT([.A6]) &amp;[.B6]" office:value-type="string" office:string-value="PAlexander" calcext:value-type="string">
            <text:p>PAlexander</text:p>
          </table:table-cell>
        </table:table-row>
        <table:table-row table:style-name="ro1">
          <table:table-cell office:value-type="string" calcext:value-type="string">
            <text:p>Melinda</text:p>
          </table:table-cell>
          <table:table-cell office:value-type="string" calcext:value-type="string">
            <text:p>Hixon</text:p>
          </table:table-cell>
          <table:table-cell table:formula="of:=LEFT([.A7]) &amp;[.B7]" office:value-type="string" office:string-value="MHixon" calcext:value-type="string">
            <text:p>MHixon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Binder</text:p>
          </table:table-cell>
          <table:table-cell table:formula="of:=LEFT([.A8]) &amp;[.B8]" office:value-type="string" office:string-value="WBinder" calcext:value-type="string">
            <text:p>WBinder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Harden</text:p>
          </table:table-cell>
          <table:table-cell table:formula="of:=LEFT([.A9]) &amp;[.B9]" office:value-type="string" office:string-value="THarden" calcext:value-type="string">
            <text:p>THarden</text:p>
          </table:table-cell>
        </table:table-row>
        <table:table-row table:style-name="ro1">
          <table:table-cell office:value-type="string" calcext:value-type="string">
            <text:p>Constance</text:p>
          </table:table-cell>
          <table:table-cell office:value-type="string" calcext:value-type="string">
            <text:p>Beignet</text:p>
          </table:table-cell>
          <table:table-cell table:formula="of:=LEFT([.A10]) &amp;[.B10]" office:value-type="string" office:string-value="CBeignet" calcext:value-type="string">
            <text:p>CBeignet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string" calcext:value-type="string">
            <text:p>Thompson</text:p>
          </table:table-cell>
          <table:table-cell table:formula="of:=LEFT([.A11]) &amp;[.B11]" office:value-type="string" office:string-value="CThompson" calcext:value-type="string">
            <text:p>CThompson</text:p>
          </table:table-cell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Disalvo</text:p>
          </table:table-cell>
          <table:table-cell table:formula="of:=LEFT([.A12]) &amp;[.B12]" office:value-type="string" office:string-value="VDisalvo" calcext:value-type="string">
            <text:p>VDisalvo</text:p>
          </table:table-cell>
        </table:table-row>
        <table:table-row table:style-name="ro1">
          <table:table-cell office:value-type="string" calcext:value-type="string">
            <text:p>Penny</text:p>
          </table:table-cell>
          <table:table-cell office:value-type="string" calcext:value-type="string">
            <text:p>Dodd</text:p>
          </table:table-cell>
          <table:table-cell table:formula="of:=LEFT([.A13]) &amp;[.B13]" office:value-type="string" office:string-value="PDodd" calcext:value-type="string">
            <text:p>PDodd</text:p>
          </table:table-cell>
        </table:table-row>
        <table:table-row table:style-name="ro1">
          <table:table-cell office:value-type="string" calcext:value-type="string">
            <text:p>Penny</text:p>
          </table:table-cell>
          <table:table-cell office:value-type="string" calcext:value-type="string">
            <text:p>Dodd</text:p>
          </table:table-cell>
          <table:table-cell table:formula="of:=LEFT([.A14]) &amp;[.B14]" office:value-type="string" office:string-value="PDodd" calcext:value-type="string">
            <text:p>PDodd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Zubler</text:p>
          </table:table-cell>
          <table:table-cell table:formula="of:=LEFT([.A15]) &amp;[.B15]" office:value-type="string" office:string-value="BZubler" calcext:value-type="string">
            <text:p>BZubler</text:p>
          </table:table-cell>
        </table:table-row>
        <table:table-row table:style-name="ro1">
          <table:table-cell office:value-type="string" calcext:value-type="string">
            <text:p>Margarito</text:p>
          </table:table-cell>
          <table:table-cell office:value-type="string" calcext:value-type="string">
            <text:p>Fletcher</text:p>
          </table:table-cell>
          <table:table-cell table:formula="of:=LEFT([.A16]) &amp;[.B16]" office:value-type="string" office:string-value="MFletcher" calcext:value-type="string">
            <text:p>MFletcher</text:p>
          </table:table-cell>
        </table:table-row>
        <table:table-row table:style-name="ro1">
          <table:table-cell office:value-type="string" calcext:value-type="string">
            <text:p>Vicki</text:p>
          </table:table-cell>
          <table:table-cell office:value-type="string" calcext:value-type="string">
            <text:p>Webb</text:p>
          </table:table-cell>
          <table:table-cell table:formula="of:=LEFT([.A17]) &amp;[.B17]" office:value-type="string" office:string-value="VWebb" calcext:value-type="string">
            <text:p>VWebb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Xie</text:p>
          </table:table-cell>
          <table:table-cell table:formula="of:=LEFT([.A18]) &amp;[.B18]" office:value-type="string" office:string-value="AXie" calcext:value-type="string">
            <text:p>AXie</text:p>
          </table:table-cell>
        </table:table-row>
        <table:table-row table:style-name="ro1">
          <table:table-cell office:value-type="string" calcext:value-type="string">
            <text:p>Christina</text:p>
          </table:table-cell>
          <table:table-cell office:value-type="string" calcext:value-type="string">
            <text:p>Spear</text:p>
          </table:table-cell>
          <table:table-cell table:formula="of:=LEFT([.A19]) &amp;[.B19]" office:value-type="string" office:string-value="CSpear" calcext:value-type="string">
            <text:p>CSpear</text:p>
          </table:table-cell>
        </table:table-row>
        <table:table-row table:style-name="ro1">
          <table:table-cell office:value-type="string" calcext:value-type="string">
            <text:p>Pamela</text:p>
          </table:table-cell>
          <table:table-cell office:value-type="string" calcext:value-type="string">
            <text:p>Allen</text:p>
          </table:table-cell>
          <table:table-cell table:formula="of:=LEFT([.A20]) &amp;[.B20]" office:value-type="string" office:string-value="PAllen" calcext:value-type="string">
            <text:p>PAllen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Sinclair</text:p>
          </table:table-cell>
          <table:table-cell table:formula="of:=LEFT([.A21]) &amp;[.B21]" office:value-type="string" office:string-value="MSinclair" calcext:value-type="string">
            <text:p>MSinclair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Neidler</text:p>
          </table:table-cell>
          <table:table-cell table:formula="of:=LEFT([.A22]) &amp;[.B22]" office:value-type="string" office:string-value="JNeidler" calcext:value-type="string">
            <text:p>JNeidler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Schwab</text:p>
          </table:table-cell>
          <table:table-cell table:formula="of:=LEFT([.A23]) &amp;[.B23]" office:value-type="string" office:string-value="DSchwab" calcext:value-type="string">
            <text:p>DSchwab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Morrow</text:p>
          </table:table-cell>
          <table:table-cell table:formula="of:=LEFT([.A24]) &amp;[.B24]" office:value-type="string" office:string-value="KMorrow" calcext:value-type="string">
            <text:p>KMorrow</text:p>
          </table:table-cell>
        </table:table-row>
        <table:table-row table:style-name="ro1">
          <table:table-cell office:value-type="string" calcext:value-type="string">
            <text:p>Leonard</text:p>
          </table:table-cell>
          <table:table-cell office:value-type="string" calcext:value-type="string">
            <text:p>Leibowitz</text:p>
          </table:table-cell>
          <table:table-cell table:formula="of:=LEFT([.A25]) &amp;[.B25]" office:value-type="string" office:string-value="LLeibowitz" calcext:value-type="string">
            <text:p>LLeibowit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endez</text:p>
          </table:table-cell>
          <table:table-cell table:formula="of:=LEFT([.A26]) &amp;[.B26]" office:value-type="string" office:string-value="CMendez" calcext:value-type="string">
            <text:p>CMendez</text:p>
          </table:table-cell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Chen</text:p>
          </table:table-cell>
          <table:table-cell table:formula="of:=LEFT([.A27]) &amp;[.B27]" office:value-type="string" office:string-value="WChen" calcext:value-type="string">
            <text:p>WChen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Stewart</text:p>
          </table:table-cell>
          <table:table-cell table:formula="of:=LEFT([.A28]) &amp;[.B28]" office:value-type="string" office:string-value="TStewart" calcext:value-type="string">
            <text:p>TStewart</text:p>
          </table:table-cell>
        </table:table-row>
        <table:table-row table:style-name="ro1">
          <table:table-cell office:value-type="string" calcext:value-type="string">
            <text:p>Juanita</text:p>
          </table:table-cell>
          <table:table-cell office:value-type="string" calcext:value-type="string">
            <text:p>LaSalle</text:p>
          </table:table-cell>
          <table:table-cell table:formula="of:=LEFT([.A29]) &amp;[.B29]" office:value-type="string" office:string-value="JLaSalle" calcext:value-type="string">
            <text:p>JLaSalle</text:p>
          </table:table-cell>
        </table:table-row>
        <table:table-row table:style-name="ro1">
          <table:table-cell office:value-type="string" calcext:value-type="string">
            <text:p>Kekunda</text:p>
          </table:table-cell>
          <table:table-cell office:value-type="string" calcext:value-type="string">
            <text:p>Grey</text:p>
          </table:table-cell>
          <table:table-cell table:formula="of:=LEFT([.A30]) &amp;[.B30]" office:value-type="string" office:string-value="KGrey" calcext:value-type="string">
            <text:p>KGrey</text:p>
          </table:table-cell>
        </table:table-row>
        <table:table-row table:style-name="ro1">
          <table:table-cell office:value-type="string" calcext:value-type="string">
            <text:p>Pantoja</text:p>
          </table:table-cell>
          <table:table-cell office:value-type="string" calcext:value-type="string">
            <text:p>Martina</text:p>
          </table:table-cell>
          <table:table-cell table:formula="of:=LEFT([.A31]) &amp;[.B31]" office:value-type="string" office:string-value="PMartina" calcext:value-type="string">
            <text:p>PMartina</text:p>
          </table:table-cell>
        </table:table-row>
        <table:table-row table:style-name="ro1">
          <table:table-cell office:value-type="string" calcext:value-type="string">
            <text:p>Vijay</text:p>
          </table:table-cell>
          <table:table-cell office:value-type="string" calcext:value-type="string">
            <text:p>Patel</text:p>
          </table:table-cell>
          <table:table-cell table:formula="of:=LEFT([.A32]) &amp;[.B32]" office:value-type="string" office:string-value="VPatel" calcext:value-type="string">
            <text:p>VPatel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Freund</text:p>
          </table:table-cell>
          <table:table-cell table:formula="of:=LEFT([.A33]) &amp;[.B33]" office:value-type="string" office:string-value="WFreund" calcext:value-type="string">
            <text:p>WFreund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Carter</text:p>
          </table:table-cell>
          <table:table-cell table:formula="of:=LEFT([.A34]) &amp;[.B34]" office:value-type="string" office:string-value="SCarter" calcext:value-type="string">
            <text:p>SCarter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Michaels</text:p>
          </table:table-cell>
          <table:table-cell table:formula="of:=LEFT([.A35]) &amp;[.B35]" office:value-type="string" office:string-value="EMichaels" calcext:value-type="string">
            <text:p>EMichaels</text:p>
          </table:table-cell>
        </table:table-row>
        <table:table-row table:style-name="ro1">
          <table:table-cell office:value-type="string" calcext:value-type="string">
            <text:p>Jonathon</text:p>
          </table:table-cell>
          <table:table-cell office:value-type="string" calcext:value-type="string">
            <text:p>Jasper</text:p>
          </table:table-cell>
          <table:table-cell table:formula="of:=LEFT([.A36]) &amp;[.B36]" office:value-type="string" office:string-value="JJasper" calcext:value-type="string">
            <text:p>JJasper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Truman</text:p>
          </table:table-cell>
          <table:table-cell table:formula="of:=LEFT([.A37]) &amp;[.B37]" office:value-type="string" office:string-value="STruman" calcext:value-type="string">
            <text:p>STruman</text:p>
          </table:table-cell>
        </table:table-row>
        <table:table-row table:style-name="ro1">
          <table:table-cell office:value-type="string" calcext:value-type="string">
            <text:p>Tina</text:p>
          </table:table-cell>
          <table:table-cell office:value-type="string" calcext:value-type="string">
            <text:p>Mann</text:p>
          </table:table-cell>
          <table:table-cell table:formula="of:=LEFT([.A38]) &amp;[.B38]" office:value-type="string" office:string-value="TMann" calcext:value-type="string">
            <text:p>TMann</text:p>
          </table:table-cell>
        </table:table-row>
        <table:table-row table:style-name="ro1">
          <table:table-cell office:value-type="string" calcext:value-type="string">
            <text:p>Okekula</text:p>
          </table:table-cell>
          <table:table-cell office:value-type="string" calcext:value-type="string">
            <text:p>M’buta</text:p>
          </table:table-cell>
          <table:table-cell table:formula="of:=LEFT([.A39]) &amp;[.B39]" office:value-type="string" office:string-value="OM’buta" calcext:value-type="string">
            <text:p>OM’buta</text:p>
          </table:table-cell>
        </table:table-row>
        <table:table-row table:style-name="ro1">
          <table:table-cell office:value-type="string" calcext:value-type="string">
            <text:p>Debbie</text:p>
          </table:table-cell>
          <table:table-cell office:value-type="string" calcext:value-type="string">
            <text:p>Sims</text:p>
          </table:table-cell>
          <table:table-cell table:formula="of:=LEFT([.A40]) &amp;[.B40]" office:value-type="string" office:string-value="DSims" calcext:value-type="string">
            <text:p>DSims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Rodriguez</text:p>
          </table:table-cell>
          <table:table-cell table:formula="of:=LEFT([.A41]) &amp;[.B41]" office:value-type="string" office:string-value="JRodriguez" calcext:value-type="string">
            <text:p>JRodriguez</text:p>
          </table:table-cell>
        </table:table-row>
        <table:table-row table:style-name="ro1">
          <table:table-cell office:value-type="string" calcext:value-type="string">
            <text:p>Tsung</text:p>
          </table:table-cell>
          <table:table-cell office:value-type="string" calcext:value-type="string">
            <text:p>Ye</text:p>
          </table:table-cell>
          <table:table-cell table:formula="of:=LEFT([.A42]) &amp;[.B42]" office:value-type="string" office:string-value="TYe" calcext:value-type="string">
            <text:p>TYe</text:p>
          </table:table-cell>
        </table:table-row>
        <table:table-row table:style-name="ro1">
          <table:table-cell office:value-type="string" calcext:value-type="string">
            <text:p>Osugi</text:p>
          </table:table-cell>
          <table:table-cell office:value-type="string" calcext:value-type="string">
            <text:p>Tokumata</text:p>
          </table:table-cell>
          <table:table-cell table:formula="of:=LEFT([.A43]) &amp;[.B43]" office:value-type="string" office:string-value="OTokumata" calcext:value-type="string">
            <text:p>OTokumata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Lampe</text:p>
          </table:table-cell>
          <table:table-cell table:formula="of:=LEFT([.A44]) &amp;[.B44]" office:value-type="string" office:string-value="SLampe" calcext:value-type="string">
            <text:p>SLampe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James</text:p>
          </table:table-cell>
          <table:table-cell table:formula="of:=LEFT([.A45]) &amp;[.B45]" office:value-type="string" office:string-value="RJames" calcext:value-type="string">
            <text:p>RJames</text:p>
          </table:table-cell>
        </table:table-row>
        <table:table-row table:style-name="ro1">
          <table:table-cell office:value-type="string" calcext:value-type="string">
            <text:p>Sonny</text:p>
          </table:table-cell>
          <table:table-cell office:value-type="string" calcext:value-type="string">
            <text:p>Warren</text:p>
          </table:table-cell>
          <table:table-cell table:formula="of:=LEFT([.A46]) &amp;[.B46]" office:value-type="string" office:string-value="SWarren" calcext:value-type="string">
            <text:p>SWarren</text:p>
          </table:table-cell>
        </table:table-row>
        <table:table-row table:style-name="ro1">
          <table:table-cell office:value-type="string" calcext:value-type="string">
            <text:p>Wanita</text:p>
          </table:table-cell>
          <table:table-cell office:value-type="string" calcext:value-type="string">
            <text:p>Jeromel</text:p>
          </table:table-cell>
          <table:table-cell table:formula="of:=LEFT([.A47]) &amp;[.B47]" office:value-type="string" office:string-value="WJeromel" calcext:value-type="string">
            <text:p>WJeromel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St. Hubin</text:p>
          </table:table-cell>
          <table:table-cell table:formula="of:=LEFT([.A48]) &amp;[.B48]" office:value-type="string" office:string-value="MSt. Hubin" calcext:value-type="string">
            <text:p>MSt. Hubin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Roberts</text:p>
          </table:table-cell>
          <table:table-cell table:formula="of:=LEFT([.A49]) &amp;[.B49]" office:value-type="string" office:string-value="MRoberts" calcext:value-type="string">
            <text:p>MRoberts</text:p>
          </table:table-cell>
        </table:table-row>
        <table:table-row table:style-name="ro1">
          <table:table-cell office:value-type="string" calcext:value-type="string">
            <text:p>Thomas </text:p>
          </table:table-cell>
          <table:table-cell office:value-type="string" calcext:value-type="string">
            <text:p>Wilson</text:p>
          </table:table-cell>
          <table:table-cell table:formula="of:=LEFT([.A50]) &amp;[.B50]" office:value-type="string" office:string-value="TWilson" calcext:value-type="string">
            <text:p>TWilson</text:p>
          </table:table-cell>
        </table:table-row>
        <table:table-row table:style-name="ro1">
          <table:table-cell office:value-type="string" calcext:value-type="string">
            <text:p>Harold</text:p>
          </table:table-cell>
          <table:table-cell office:value-type="string" calcext:value-type="string">
            <text:p>Fry</text:p>
          </table:table-cell>
          <table:table-cell table:formula="of:=LEFT([.A51]) &amp;[.B51]" office:value-type="string" office:string-value="HFry" calcext:value-type="string">
            <text:p>HFry</text:p>
          </table:table-cell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Mableton</text:p>
          </table:table-cell>
          <table:table-cell table:formula="of:=LEFT([.A52]) &amp;[.B52]" office:value-type="string" office:string-value="LMableton" calcext:value-type="string">
            <text:p>LMableton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Meinke</text:p>
          </table:table-cell>
          <table:table-cell table:formula="of:=LEFT([.A53]) &amp;[.B53]" office:value-type="string" office:string-value="RMeinke" calcext:value-type="string">
            <text:p>RMeinke</text:p>
          </table:table-cell>
        </table:table-row>
        <table:table-row table:style-name="ro1">
          <table:table-cell office:value-type="string" calcext:value-type="string">
            <text:p>Alec</text:p>
          </table:table-cell>
          <table:table-cell office:value-type="string" calcext:value-type="string">
            <text:p>Coder</text:p>
          </table:table-cell>
          <table:table-cell table:formula="of:=LEFT([.A54]) &amp;[.B54]" office:value-type="string" office:string-value="ACoder" calcext:value-type="string">
            <text:p>ACode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Roberts</text:p>
          </table:table-cell>
          <table:table-cell table:formula="of:=LEFT([.A55]) &amp;[.B55]" office:value-type="string" office:string-value="MRoberts" calcext:value-type="string">
            <text:p>MRoberts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aria</text:p>
          </table:table-cell>
          <table:table-cell table:formula="of:=LEFT([.A56]) &amp;[.B56]" office:value-type="string" office:string-value="DMaria" calcext:value-type="string">
            <text:p>DMaria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Steffey</text:p>
          </table:table-cell>
          <table:table-cell table:formula="of:=LEFT([.A57]) &amp;[.B57]" office:value-type="string" office:string-value="PSteffey" calcext:value-type="string">
            <text:p>PSteffey</text:p>
          </table:table-cell>
        </table:table-row>
        <table:table-row table:style-name="ro1">
          <table:table-cell office:value-type="string" calcext:value-type="string">
            <text:p>Peyton</text:p>
          </table:table-cell>
          <table:table-cell office:value-type="string" calcext:value-type="string">
            <text:p>Duncan</text:p>
          </table:table-cell>
          <table:table-cell table:formula="of:=LEFT([.A58]) &amp;[.B58]" office:value-type="string" office:string-value="PDuncan" calcext:value-type="string">
            <text:p>PDuncan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Xieng</text:p>
          </table:table-cell>
          <table:table-cell table:formula="of:=LEFT([.A59]) &amp;[.B59]" office:value-type="string" office:string-value="RXieng" calcext:value-type="string">
            <text:p>RXieng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Fischer</text:p>
          </table:table-cell>
          <table:table-cell table:formula="of:=LEFT([.A60]) &amp;[.B60]" office:value-type="string" office:string-value="GFischer" calcext:value-type="string">
            <text:p>GFischer</text:p>
          </table:table-cell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Zgambo</text:p>
          </table:table-cell>
          <table:table-cell table:formula="of:=LEFT([.A61]) &amp;[.B61]" office:value-type="string" office:string-value="AZgambo" calcext:value-type="string">
            <text:p>AZgambo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Fischer</text:p>
          </table:table-cell>
          <table:table-cell table:formula="of:=LEFT([.A62]) &amp;[.B62]" office:value-type="string" office:string-value="GFischer" calcext:value-type="string">
            <text:p>GFischer</text:p>
          </table:table-cell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Dias</text:p>
          </table:table-cell>
          <table:table-cell table:formula="of:=LEFT([.A63]) &amp;[.B63]" office:value-type="string" office:string-value="EDias" calcext:value-type="string">
            <text:p>EDias</text:p>
          </table:table-cell>
        </table:table-row>
        <table:table-row table:style-name="ro1">
          <table:table-cell office:value-type="string" calcext:value-type="string">
            <text:p>Shelly</text:p>
          </table:table-cell>
          <table:table-cell office:value-type="string" calcext:value-type="string">
            <text:p>Reece</text:p>
          </table:table-cell>
          <table:table-cell table:formula="of:=LEFT([.A64]) &amp;[.B64]" office:value-type="string" office:string-value="SReece" calcext:value-type="string">
            <text:p>SReece</text:p>
          </table:table-cell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Wilkins</text:p>
          </table:table-cell>
          <table:table-cell table:formula="of:=LEFT([.A65]) &amp;[.B65]" office:value-type="string" office:string-value="MWilkins" calcext:value-type="string">
            <text:p>MWilkins</text:p>
          </table:table-cell>
        </table:table-row>
        <table:table-row table:style-name="ro1">
          <table:table-cell office:value-type="string" calcext:value-type="string">
            <text:p>Jvjay</text:p>
          </table:table-cell>
          <table:table-cell office:value-type="string" calcext:value-type="string">
            <text:p>Patel</text:p>
          </table:table-cell>
          <table:table-cell table:formula="of:=LEFT([.A66]) &amp;[.B66]" office:value-type="string" office:string-value="JPatel" calcext:value-type="string">
            <text:p>JPatel</text:p>
          </table:table-cell>
        </table:table-row>
        <table:table-row table:style-name="ro1">
          <table:table-cell office:value-type="string" calcext:value-type="string">
            <text:p>Juanita</text:p>
          </table:table-cell>
          <table:table-cell office:value-type="string" calcext:value-type="string">
            <text:p>Vasquez</text:p>
          </table:table-cell>
          <table:table-cell table:formula="of:=LEFT([.A67]) &amp;[.B67]" office:value-type="string" office:string-value="JVasquez" calcext:value-type="string">
            <text:p>JVasquez</text:p>
          </table:table-cell>
        </table:table-row>
        <table:table-row table:style-name="ro1">
          <table:table-cell office:value-type="string" calcext:value-type="string">
            <text:p>Kathy</text:p>
          </table:table-cell>
          <table:table-cell office:value-type="string" calcext:value-type="string">
            <text:p>Vasser</text:p>
          </table:table-cell>
          <table:table-cell table:formula="of:=LEFT([.A68]) &amp;[.B68]" office:value-type="string" office:string-value="KVasser" calcext:value-type="string">
            <text:p>KVasser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Grisham</text:p>
          </table:table-cell>
          <table:table-cell table:formula="of:=LEFT([.A69]) &amp;[.B69]" office:value-type="string" office:string-value="MGrisham" calcext:value-type="string">
            <text:p>MGrisham</text:p>
          </table:table-cell>
        </table:table-row>
        <table:table-row table:style-name="ro1">
          <table:table-cell office:value-type="string" calcext:value-type="string">
            <text:p>Mannie</text:p>
          </table:table-cell>
          <table:table-cell office:value-type="string" calcext:value-type="string">
            <text:p>Zurita</text:p>
          </table:table-cell>
          <table:table-cell table:formula="of:=LEFT([.A70]) &amp;[.B70]" office:value-type="string" office:string-value="MZurita" calcext:value-type="string">
            <text:p>MZurita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Prout</text:p>
          </table:table-cell>
          <table:table-cell table:formula="of:=LEFT([.A71]) &amp;[.B71]" office:value-type="string" office:string-value="SProut" calcext:value-type="string">
            <text:p>SProut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Kruse</text:p>
          </table:table-cell>
          <table:table-cell table:formula="of:=LEFT([.A72]) &amp;[.B72]" office:value-type="string" office:string-value="JKruse" calcext:value-type="string">
            <text:p>JKruse</text:p>
          </table:table-cell>
        </table:table-row>
        <table:table-row table:style-name="ro1">
          <table:table-cell office:value-type="string" calcext:value-type="string">
            <text:p>Donna</text:p>
          </table:table-cell>
          <table:table-cell office:value-type="string" calcext:value-type="string">
            <text:p>Massey</text:p>
          </table:table-cell>
          <table:table-cell table:formula="of:=LEFT([.A73]) &amp;[.B73]" office:value-type="string" office:string-value="DMassey" calcext:value-type="string">
            <text:p>DMassey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Eckerd</text:p>
          </table:table-cell>
          <table:table-cell table:formula="of:=LEFT([.A74]) &amp;[.B74]" office:value-type="string" office:string-value="JEckerd" calcext:value-type="string">
            <text:p>JEckerd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Lee</text:p>
          </table:table-cell>
          <table:table-cell table:formula="of:=LEFT([.A75]) &amp;[.B75]" office:value-type="string" office:string-value="SLee" calcext:value-type="string">
            <text:p>SLee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Fowler</text:p>
          </table:table-cell>
          <table:table-cell table:formula="of:=LEFT([.A76]) &amp;[.B76]" office:value-type="string" office:string-value="AFowler" calcext:value-type="string">
            <text:p>AFowler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occa</text:p>
          </table:table-cell>
          <table:table-cell table:formula="of:=LEFT([.A77]) &amp;[.B77]" office:value-type="string" office:string-value="RRocca" calcext:value-type="string">
            <text:p>RRocca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string" calcext:value-type="string">
            <text:p>Miller</text:p>
          </table:table-cell>
          <table:table-cell table:formula="of:=LEFT([.A78]) &amp;[.B78]" office:value-type="string" office:string-value="KMiller" calcext:value-type="string">
            <text:p>KMiller</text:p>
          </table:table-cell>
        </table:table-row>
        <table:table-row table:style-name="ro1">
          <table:table-cell table:number-columns-repeated="2"/>
          <table:table-cell table:formula="of:=LEFT([.A79]) &amp;[.B79]">
            <text:p/>
          </table:table-cell>
        </table:table-row>
        <table:table-row table:style-name="ro1">
          <table:table-cell table:number-columns-repeated="2"/>
          <table:table-cell table:formula="of:=LEFT([.A80]) &amp;[.B80]">
            <text:p/>
          </table:table-cell>
        </table:table-row>
        <table:table-row table:style-name="ro1">
          <table:table-cell table:number-columns-repeated="2"/>
          <table:table-cell table:formula="of:=LEFT([.A81]) &amp;[.B81]">
            <text:p/>
          </table:table-cell>
        </table:table-row>
        <table:table-row table:style-name="ro1">
          <table:table-cell table:number-columns-repeated="2"/>
          <table:table-cell table:formula="of:=LEFT([.A82]) &amp;[.B82]">
            <text:p/>
          </table:table-cell>
        </table:table-row>
        <table:table-row table:style-name="ro1">
          <table:table-cell table:number-columns-repeated="2"/>
          <table:table-cell table:formula="of:=LEFT([.A83]) &amp;[.B83]">
            <text:p/>
          </table:table-cell>
        </table:table-row>
        <table:table-row table:style-name="ro1">
          <table:table-cell table:number-columns-repeated="2"/>
          <table:table-cell table:formula="of:=LEFT([.A84]) &amp;[.B84]">
            <text:p/>
          </table:table-cell>
        </table:table-row>
        <table:table-row table:style-name="ro1">
          <table:table-cell table:number-columns-repeated="2"/>
          <table:table-cell table:formula="of:=LEFT([.A85]) &amp;[.B85]">
            <text:p/>
          </table:table-cell>
        </table:table-row>
        <table:table-row table:style-name="ro1">
          <table:table-cell table:number-columns-repeated="2"/>
          <table:table-cell table:formula="of:=LEFT([.A86]) &amp;[.B86]">
            <text:p/>
          </table:table-cell>
        </table:table-row>
        <table:table-row table:style-name="ro1">
          <table:table-cell table:number-columns-repeated="2"/>
          <table:table-cell table:formula="of:=LEFT([.A87]) &amp;[.B87]">
            <text:p/>
          </table:table-cell>
        </table:table-row>
        <table:table-row table:style-name="ro1">
          <table:table-cell table:number-columns-repeated="2"/>
          <table:table-cell table:formula="of:=LEFT([.A88]) &amp;[.B88]">
            <text:p/>
          </table:table-cell>
        </table:table-row>
        <table:table-row table:style-name="ro1">
          <table:table-cell table:number-columns-repeated="2"/>
          <table:table-cell table:formula="of:=LEFT([.A89]) &amp;[.B89]">
            <text:p/>
          </table:table-cell>
        </table:table-row>
        <table:table-row table:style-name="ro1">
          <table:table-cell table:number-columns-repeated="2"/>
          <table:table-cell table:formula="of:=LEFT([.A90]) &amp;[.B90]">
            <text:p/>
          </table:table-cell>
        </table:table-row>
        <table:table-row table:style-name="ro1">
          <table:table-cell table:number-columns-repeated="2"/>
          <table:table-cell table:formula="of:=LEFT([.A91]) &amp;[.B91]">
            <text:p/>
          </table:table-cell>
        </table:table-row>
        <table:table-row table:style-name="ro1">
          <table:table-cell table:number-columns-repeated="2"/>
          <table:table-cell table:formula="of:=LEFT([.A92]) &amp;[.B92]">
            <text:p/>
          </table:table-cell>
        </table:table-row>
        <table:table-row table:style-name="ro1">
          <table:table-cell table:number-columns-repeated="2"/>
          <table:table-cell table:formula="of:=LEFT([.A93]) &amp;[.B93]">
            <text:p/>
          </table:table-cell>
        </table:table-row>
        <table:table-row table:style-name="ro1">
          <table:table-cell table:number-columns-repeated="2"/>
          <table:table-cell table:formula="of:=LEFT([.A94]) &amp;[.B94]">
            <text:p/>
          </table:table-cell>
        </table:table-row>
        <table:table-row table:style-name="ro1">
          <table:table-cell table:number-columns-repeated="2"/>
          <table:table-cell table:formula="of:=LEFT([.A95]) &amp;[.B95]">
            <text:p/>
          </table:table-cell>
        </table:table-row>
        <table:table-row table:style-name="ro1">
          <table:table-cell table:number-columns-repeated="2"/>
          <table:table-cell table:formula="of:=LEFT([.A96]) &amp;[.B96]">
            <text:p/>
          </table:table-cell>
        </table:table-row>
        <table:table-row table:style-name="ro1">
          <table:table-cell table:number-columns-repeated="2"/>
          <table:table-cell table:formula="of:=LEFT([.A97]) &amp;[.B97]">
            <text:p/>
          </table:table-cell>
        </table:table-row>
        <table:table-row table:style-name="ro1">
          <table:table-cell table:number-columns-repeated="2"/>
          <table:table-cell table:formula="of:=LEFT([.A98]) &amp;[.B98]">
            <text:p/>
          </table:table-cell>
        </table:table-row>
        <table:table-row table:style-name="ro1">
          <table:table-cell table:number-columns-repeated="2"/>
          <table:table-cell table:formula="of:=LEFT([.A99]) &amp;[.B99]">
            <text:p/>
          </table:table-cell>
        </table:table-row>
        <table:table-row table:style-name="ro1">
          <table:table-cell table:number-columns-repeated="2"/>
          <table:table-cell table:formula="of:=LEFT([.A100]) &amp;[.B100]">
            <text:p/>
          </table:table-cell>
        </table:table-row>
        <table:table-row table:style-name="ro1">
          <table:table-cell table:number-columns-repeated="2"/>
          <table:table-cell table:formula="of:=LEFT([.A101]) &amp;[.B101]">
            <text:p/>
          </table:table-cell>
        </table:table-row>
        <table:table-row table:style-name="ro1">
          <table:table-cell table:number-columns-repeated="2"/>
          <table:table-cell table:formula="of:=LEFT([.A102]) &amp;[.B102]">
            <text:p/>
          </table:table-cell>
        </table:table-row>
        <table:table-row table:style-name="ro1">
          <table:table-cell table:number-columns-repeated="2"/>
          <table:table-cell table:formula="of:=LEFT([.A103]) &amp;[.B103]">
            <text:p/>
          </table:table-cell>
        </table:table-row>
        <table:table-row table:style-name="ro1">
          <table:table-cell table:number-columns-repeated="2"/>
          <table:table-cell table:formula="of:=LEFT([.A104]) &amp;[.B104]">
            <text:p/>
          </table:table-cell>
        </table:table-row>
        <table:table-row table:style-name="ro1">
          <table:table-cell table:number-columns-repeated="2"/>
          <table:table-cell table:formula="of:=LEFT([.A105]) &amp;[.B105]">
            <text:p/>
          </table:table-cell>
        </table:table-row>
        <table:table-row table:style-name="ro1">
          <table:table-cell table:number-columns-repeated="2"/>
          <table:table-cell table:formula="of:=LEFT([.A106]) &amp;[.B106]">
            <text:p/>
          </table:table-cell>
        </table:table-row>
        <table:table-row table:style-name="ro1">
          <table:table-cell table:number-columns-repeated="2"/>
          <table:table-cell table:formula="of:=LEFT([.A107]) &amp;[.B107]">
            <text:p/>
          </table:table-cell>
        </table:table-row>
        <table:table-row table:style-name="ro1">
          <table:table-cell table:number-columns-repeated="2"/>
          <table:table-cell table:formula="of:=LEFT([.A108]) &amp;[.B108]">
            <text:p/>
          </table:table-cell>
        </table:table-row>
        <table:table-row table:style-name="ro1">
          <table:table-cell table:number-columns-repeated="2"/>
          <table:table-cell table:formula="of:=LEFT([.A109]) &amp;[.B109]">
            <text:p/>
          </table:table-cell>
        </table:table-row>
        <table:table-row table:style-name="ro1">
          <table:table-cell table:number-columns-repeated="2"/>
          <table:table-cell table:formula="of:=LEFT([.A110]) &amp;[.B110]">
            <text:p/>
          </table:table-cell>
        </table:table-row>
        <table:table-row table:style-name="ro1">
          <table:table-cell table:number-columns-repeated="2"/>
          <table:table-cell table:formula="of:=LEFT([.A111]) &amp;[.B111]">
            <text:p/>
          </table:table-cell>
        </table:table-row>
        <table:table-row table:style-name="ro1">
          <table:table-cell table:number-columns-repeated="2"/>
          <table:table-cell table:formula="of:=LEFT([.A112]) &amp;[.B112]">
            <text:p/>
          </table:table-cell>
        </table:table-row>
        <table:table-row table:style-name="ro1">
          <table:table-cell table:number-columns-repeated="2"/>
          <table:table-cell table:formula="of:=LEFT([.A113]) &amp;[.B113]">
            <text:p/>
          </table:table-cell>
        </table:table-row>
        <table:table-row table:style-name="ro1">
          <table:table-cell table:number-columns-repeated="2"/>
          <table:table-cell table:formula="of:=LEFT([.A114]) &amp;[.B114]">
            <text:p/>
          </table:table-cell>
        </table:table-row>
        <table:table-row table:style-name="ro1">
          <table:table-cell table:number-columns-repeated="2"/>
          <table:table-cell table:formula="of:=LEFT([.A115]) &amp;[.B115]">
            <text:p/>
          </table:table-cell>
        </table:table-row>
        <table:table-row table:style-name="ro1">
          <table:table-cell table:number-columns-repeated="2"/>
          <table:table-cell table:formula="of:=LEFT([.A116]) &amp;[.B116]">
            <text:p/>
          </table:table-cell>
        </table:table-row>
        <table:table-row table:style-name="ro1">
          <table:table-cell table:number-columns-repeated="2"/>
          <table:table-cell table:formula="of:=LEFT([.A117]) &amp;[.B117]">
            <text:p/>
          </table:table-cell>
        </table:table-row>
        <table:table-row table:style-name="ro1">
          <table:table-cell table:number-columns-repeated="2"/>
          <table:table-cell table:formula="of:=LEFT([.A118]) &amp;[.B118]">
            <text:p/>
          </table:table-cell>
        </table:table-row>
        <table:table-row table:style-name="ro1">
          <table:table-cell table:number-columns-repeated="2"/>
          <table:table-cell table:formula="of:=LEFT([.A119]) &amp;[.B119]">
            <text:p/>
          </table:table-cell>
        </table:table-row>
        <table:table-row table:style-name="ro1">
          <table:table-cell table:number-columns-repeated="2"/>
          <table:table-cell table:formula="of:=LEFT([.A120]) &amp;[.B120]">
            <text:p/>
          </table:table-cell>
        </table:table-row>
        <table:table-row table:style-name="ro1">
          <table:table-cell table:number-columns-repeated="2"/>
          <table:table-cell table:formula="of:=LEFT([.A121]) &amp;[.B121]">
            <text:p/>
          </table:table-cell>
        </table:table-row>
        <table:table-row table:style-name="ro1">
          <table:table-cell table:number-columns-repeated="2"/>
          <table:table-cell table:formula="of:=LEFT([.A122]) &amp;[.B122]">
            <text:p/>
          </table:table-cell>
        </table:table-row>
        <table:table-row table:style-name="ro1">
          <table:table-cell table:number-columns-repeated="2"/>
          <table:table-cell table:formula="of:=LEFT([.A123]) &amp;[.B123]">
            <text:p/>
          </table:table-cell>
        </table:table-row>
        <table:table-row table:style-name="ro1">
          <table:table-cell table:number-columns-repeated="2"/>
          <table:table-cell table:formula="of:=LEFT([.A124]) &amp;[.B124]">
            <text:p/>
          </table:table-cell>
        </table:table-row>
        <table:table-row table:style-name="ro1">
          <table:table-cell table:number-columns-repeated="2"/>
          <table:table-cell table:formula="of:=LEFT([.A125]) &amp;[.B125]">
            <text:p/>
          </table:table-cell>
        </table:table-row>
        <table:table-row table:style-name="ro1">
          <table:table-cell table:number-columns-repeated="2"/>
          <table:table-cell table:formula="of:=LEFT([.A126]) &amp;[.B126]">
            <text:p/>
          </table:table-cell>
        </table:table-row>
        <table:table-row table:style-name="ro1">
          <table:table-cell table:number-columns-repeated="2"/>
          <table:table-cell table:formula="of:=LEFT([.A127]) &amp;[.B127]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3:49:20.553300053</meta:creation-date>
    <dc:date>2018-02-18T14:11:43.658843007</dc:date>
    <meta:editing-duration>PT1M12S</meta:editing-duration>
    <meta:editing-cycles>1</meta:editing-cycles>
    <meta:document-statistic meta:table-count="1" meta:cell-count="283" meta:object-count="0"/>
    <meta:generator>LibreOffice/5.3.1.2$Linux_X86_64 LibreOffice_project/30m0$Build-2</meta:generator>
  </office:meta>
</office:document-meta>
</file>